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2" style:family="paragraph" style:parent-style-name="Standard" style:master-pag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9e9d00" loext:opacity="100%" style:text-line-through-style="none" style:text-line-through-type="none" style:text-position="0% 100%" style:font-name="Times New Roman" fo:font-size="34pt" fo:font-style="normal" style:text-underline-style="none" fo:font-weight="normal" style:font-name-asian="Times New Roman1" style:font-size-asian="34pt" style:font-style-asian="normal" style:font-weight-asian="normal" style:font-name-complex="Times New Roman1" style:font-size-complex="34pt"/>
    </style:style>
    <style:style style:name="P3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d0b0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P4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3139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5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4338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6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4e46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7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2a23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8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201b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9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201b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10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f18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1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e1a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2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e18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13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c16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14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80e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5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3632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6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109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7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241b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8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70d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9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e17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20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454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1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313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22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815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23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815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24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221d00" loext:opacity="100%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P25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e15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26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2721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27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616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28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312a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9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2822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0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241d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1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2623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32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ffff00" loext:opacity="100%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T1" style:family="text">
      <style:text-properties fo:font-variant="normal" fo:text-transform="none" fo:color="#211e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4</text:p>
      <text:p text:style-name="P3">PROVA D'AVALUACIÓ 1</text:p>
      <text:p text:style-name="P4">AVALUACIO</text:p>
      <text:p text:style-name="P5">1 Qui va dir «Tot ésser viu procedeix d'un altre ésser viu»? Explica el significat d'aquesta frase.</text:p>
      <text:p text:style-name="P6">2 Analitza les hipòtesis que intenten explicar l'origen de la vida.</text:p>
      <text:p text:style-name="P7">3 Indica quines afirmacions relacionades amb el fixisme són vertaderes i quines falses: a) Tenien suport en la interpretació literal del Gènesi i uns altres llibres sagrats.</text:p>
      <text:p text:style-name="P8">b) Linné va ser un dels primers a qüestionar el fixisme en classificar les espècies.</text:p>
      <text:p text:style-name="P10">c) Cuvier va proposar la teoria del catastrofisme per explicar l'existència i la desaparició d'espècies cada cert temps.</text:p>
      <text:p text:style-name="P11">4 Darwin no va poder explicar com s'originava la variabilitat dels individus. Resumeix els mecanismes de variabilitat que coneixes.</text:p>
      <text:p text:style-name="P12">5 Explica les diferències entre la selecció natural i la pressió de selecció.</text:p>
      <text:p text:style-name="P13">6 Sobre les estructures anàlogues i homòlogues. Indica quines afirmacions són vertaderes i quines falses. Justifica la resposta en aquest darrer cas:</text:p>
      <text:p text:style-name="P14">a) Les estructures anàlogues tenen un origen embriològic comú i una funció semblant.</text:p>
      <text:p text:style-name="P15">b) Les estructures anàlogues tenen un origen embriològic diferent i una funció semblant.</text:p>
      <text:p text:style-name="P16">c) Les estructures homòlogues tenen el mateix origen i una funció diferent.</text:p>
      <text:p text:style-name="P17">d) Les estructures homòlogues tenen distint origen i la mateixa funció.</text:p>
      <text:p text:style-name="P9">7 En una zona es pot donar aquest procés: el clima és suau, més o menys constant, però periòdicament cada 20 anys es produeix una gran sequera i les temperatures superen els 35° C. Poden sorgir en aquest cas noves espècies per selecció natural? Quins canvis es poden produir?</text:p>
      <text:p text:style-name="P18">8 Com s'anomena la teoria evolutiva que tracta d'explicar els canvis bruscs que s'observen en el registre fòssil? Explica el model que proposa per al procés evolutiu.</text:p>
      <text:p text:style-name="P19">9 El bipedisme consisteix a caminar sobre els dos peus sense recolzar les mans. Què va suposar aquest canvi per Is homínids?</text:p>
      <text:p text:style-name="P20">10 Relaciona la columna de la primera etapa dels antecessors de l'ésser humà amb les seves característiques més rellevants.</text:p>
      <text:p text:style-name="P21">136</text:p>
      <text:p text:style-name="P22">• Primera espècie del gènere Homo.</text:p>
      <text:p text:style-name="P24">Ardipithecus ramidus • Australopitecus • Homo habilis • Homo ergaster • Homo erectus.</text:p>
      <text:p text:style-name="P25">• Primer homínid conegut.</text:p>
      <text:p text:style-name="P26">• Donà lloc al gènere Homo.</text:p>
      <text:p text:style-name="P27">•</text:p>
      <text:p text:style-name="P1"><text:span text:style-name="T1">Començà a aprofitar el foc.</text:span></text:p>
      <text:p text:style-name="P23">•</text:p>
      <text:p text:style-name="P28">Aquesta espècie va ser la primera a sortir d'Àfrica.</text:p>
      <text:p text:style-name="P29"><text:soft-page-break/>• Fabricà les primeres eines i va incloure carn en la dieta. • Primer homínid bípede.</text:p>
      <text:p text:style-name="P30">• Colonitzà Àsia.</text:p>
      <text:p text:style-name="P31">■ BIOLOGIA I GEOLOGIA 4t ESO MATERIAL FOTOCOPIABLE ILLES BALEARS/SANTILLANA EDUCACIÓN, S. L.■</text:p>
      <text:p text:style-name="P32">2023/10/9 08:3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meta:document-statistic meta:table-count="0" meta:image-count="0" meta:object-count="0" meta:page-count="2" meta:paragraph-count="32" meta:word-count="393" meta:character-count="2400" meta:non-whitespace-character-count="2039"/>
  </office:meta>
</office:document-meta>
</file>